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036" officeooo:paragraph-rsid="001e403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 init.prog</text:p>
      <text:p text:style-name="Standard">S 1000</text:p>
      <text:p text:style-name="Standard">A 20</text:p>
      <text:p text:style-name="Standard">A 20</text:p>
      <text:p text:style-name="Standard">F 1</text:p>
      <text:p text:style-name="Standard">R calc.prog</text:p>
      <text:p text:style-name="Standard">A 20</text:p>
      <text:p text:style-name="Standard">E</text:p>
      <text:p text:style-name="P1"/>
      <text:p text:style-name="P1">Aparece lo siguiente:<text:line-break/>alulab@V20519:~/Descargas/process-simulator-OK$ make run</text:p>
      <text:p text:style-name="P1">make</text:p>
      <text:p text:style-name="P1">make[1]: se entra en el directorio '/home/alulab/Descargas/process-simulator-OK'</text:p>
      <text:p text:style-name="P1">gcc -o ProcessSimulator main.o</text:p>
      <text:p text:style-name="P1">make[1]: se sale del directorio '/home/alulab/Descargas/process-simulator-OK'</text:p>
      <text:p text:style-name="P1">./ProcessSimulator init.prog</text:p>
      <text:p text:style-name="P1">&gt; Q</text:p>
      <text:p text:style-name="P1">&gt; Commando = Q</text:p>
      <text:p text:style-name="P1">End of one unit of time.</text:p>
      <text:p text:style-name="P1">Instruction = 'S 1000'</text:p>
      <text:p text:style-name="P1">pc, pid, ppid, priority, value, start time, CPU time used so far</text:p>
      <text:p text:style-name="P1"><text:s/>0, <text:s text:c="2"/>0, <text:s text:c="2"/>-1, <text:s text:c="7"/>0, <text:s text:c="4"/>0, <text:s text:c="9"/>0, <text:s text:c="2"/>1</text:p>
      <text:p text:style-name="P1"/>
      <text:p text:style-name="P1">Set the value of the integer variable to 1000.</text:p>
      <text:p text:style-name="P1">CPU value: 0 -&gt; 1000</text:p>
      <text:p text:style-name="P1">No ready processes, so continue to run the current process.</text:p>
      <text:p text:style-name="P1"/>
      <text:p text:style-name="P1">&gt; Q <text:s text:c="2"/></text:p>
      <text:p text:style-name="P1">Commando = Q</text:p>
      <text:p text:style-name="P1">End of one unit of time.</text:p>
      <text:p text:style-name="P1">Instruction = 'A 20'</text:p>
      <text:p text:style-name="P1">pc, pid, ppid, priority, value, start time, CPU time used so far</text:p>
      <text:p text:style-name="P1"><text:s/>0, <text:s text:c="2"/>0, <text:s text:c="2"/>-1, <text:s text:c="7"/>0, <text:s text:c="4"/>0, <text:s text:c="9"/>0, <text:s text:c="2"/>1</text:p>
      <text:p text:style-name="P1"/>
      <text:p text:style-name="P1">Add 20 to the value of the integer variable.</text:p>
      <text:p text:style-name="P1">CPU value: 1000 -&gt; 1020</text:p>
      <text:p text:style-name="P1">No ready processes, so continue to run the current process.</text:p>
      <text:p text:style-name="P1"/>
      <text:p text:style-name="P1">&gt; Q</text:p>
      <text:p text:style-name="P1">Commando = Q</text:p>
      <text:p text:style-name="P1">End of one unit of time.</text:p>
      <text:p text:style-name="P1">Instruction = 'A 20'</text:p>
      <text:p text:style-name="P1">pc, pid, ppid, priority, value, start time, CPU time used so far</text:p>
      <text:p text:style-name="P1"><text:s/>0, <text:s text:c="2"/>0, <text:s text:c="2"/>-1, <text:s text:c="7"/>0, <text:s text:c="4"/>0, <text:s text:c="9"/>0, <text:s text:c="2"/>1</text:p>
      <text:p text:style-name="P1"/>
      <text:p text:style-name="P1">Add 20 to the value of the integer variable.</text:p>
      <text:p text:style-name="P1">CPU value: 1020 -&gt; 1040</text:p>
      <text:p text:style-name="P1">No ready processes, so continue to run the current process.</text:p>
      <text:p text:style-name="P1"/>
      <text:p text:style-name="P1">&gt; Q</text:p>
      <text:p text:style-name="P1">Commando = Q</text:p>
      <text:p text:style-name="P1">End of one unit of time.</text:p>
      <text:p text:style-name="P1"><text:soft-page-break/>Instruction = 'F 1'</text:p>
      <text:p text:style-name="P1">pc, pid, ppid, priority, value, start time, CPU time used so far</text:p>
      <text:p text:style-name="P1"><text:s/>0, <text:s text:c="2"/>0, <text:s text:c="2"/>-1, <text:s text:c="7"/>0, <text:s text:c="4"/>0, <text:s text:c="9"/>0, <text:s text:c="2"/>1</text:p>
      <text:p text:style-name="P1"/>
      <text:p text:style-name="P1">Create 1 new simulated process(es).</text:p>
      <text:p text:style-name="P1">New pid 1</text:p>
      <text:p text:style-name="P1">Created a process(pid=1).</text:p>
      <text:p text:style-name="P1">Quantum was expired, so assign the first process in the que to CPU.</text:p>
      <text:p text:style-name="P1">Pid(0)'s priority class was raised to 1.</text:p>
      <text:p text:style-name="P1">New process was assigned to CPU.</text:p>
      <text:p text:style-name="P1">Swithed: cpu(0) &lt;--&gt; pid(1)</text:p>
      <text:p text:style-name="P1"/>
      <text:p text:style-name="P1">&gt; q</text:p>
      <text:p text:style-name="P1">Commando = q</text:p>
      <text:p text:style-name="P1">End of one unit of time.</text:p>
      <text:p text:style-name="P1">Instruction = 'R calc.prog'</text:p>
      <text:p text:style-name="P1">pc, pid, ppid, priority, value, start time, CPU time used so far</text:p>
      <text:p text:style-name="P1"><text:s/>4, <text:s text:c="2"/>1, <text:s text:c="3"/>0, <text:s text:c="7"/>0, <text:s/>1040, <text:s text:c="9"/>4, <text:s text:c="2"/>0</text:p>
      <text:p text:style-name="P1"/>
      <text:p text:style-name="P1">Replace the program of the simulated process with the program in the file 'calc.prog'.</text:p>
      <text:p text:style-name="P1">Quantum was expired, so assign the first process in the que to CPU.</text:p>
      <text:p text:style-name="P1">Pid(1)'s priority class was raised to 1.</text:p>
      <text:p text:style-name="P1">New process was assigned to CPU.</text:p>
      <text:p text:style-name="P1">Swithed: cpu(1) &lt;--&gt; pid(0)</text:p>
      <text:p text:style-name="P1"/>
      <text:p text:style-name="P1">&gt; </text:p>
      <text:p text:style-name="P1">Commando = </text:p>
      <text:p text:style-name="P1">Unknown command.</text:p>
      <text:p text:style-name="P1"/>
      <text:p text:style-name="P1">&gt; ^Cmake: *** [Makefile:9: run] Interrupción<text:line-break/><text:line-break/>Se observa que el CPU no cambia su tiemp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9:56:43.243460717</meta:creation-date>
    <dc:date>2023-05-11T19:58:30.520878031</dc:date>
    <meta:editing-duration>PT1M47S</meta:editing-duration>
    <meta:editing-cycles>1</meta:editing-cycles>
    <meta:document-statistic meta:table-count="0" meta:image-count="0" meta:object-count="0" meta:page-count="2" meta:paragraph-count="69" meta:word-count="391" meta:character-count="2187" meta:non-whitespace-character-count="1727"/>
    <meta:generator>LibreOffice/7.3.7.2$Linux_X86_64 LibreOffice_project/30$Build-2</meta:generator>
  </office:meta>
</office:document-meta>
</file>